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54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Accent_20_3" style:data-style-name="N130"/>
    <style:style style:name="gr1" style:family="graphic">
      <style:graphic-properties draw:marker-start="Arrow" draw:marker-start-width="0.0787in" draw:marker-end="Arrow" draw:marker-end-width="0.0787in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.8197in" svg:y1="0.4165in" svg:x2="2.9177in" svg:y2="1.3854in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ambda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vehicles per hour per lane</text:p>
          </table:table-cell>
          <table:table-cell table:number-columns-repeated="3"/>
          <table:table-cell office:value-type="string" calcext:value-type="string">
            <text:p>reference capacities</text:p>
          </table:table-cell>
          <table:table-cell/>
        </table:table-row>
        <table:table-row table:style-name="ro1">
          <table:table-cell table:style-name="ce1" office:value-type="string" calcext:value-type="string">
            <text:p>E[X]</text:p>
          </table:table-cell>
          <table:table-cell table:style-name="ce3" table:formula="of:=lambda/(1-EXP(-lambda))" office:value-type="float" office:value="2.00475256163496" calcext:value-type="float">
            <text:p>2.004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 office:value-type="string" calcext:value-type="string">
            <text:p>freeway at 65 mph</text:p>
          </table:table-cell>
        </table:table-row>
        <table:table-row table:style-name="ro1">
          <table:table-cell table:style-name="ce1" office:value-type="string" calcext:value-type="string">
            <text:p>Var[X]</text:p>
          </table:table-cell>
          <table:table-cell table:style-name="ce3" table:formula="of:=[.B2]*(1+lambda-[.B2])" office:value-type="float" office:value="1.19332382686896" calcext:value-type="float">
            <text:p>1.1933</text:p>
          </table:table-cell>
          <table:table-cell/>
          <table:table-cell office:value-type="string" calcext:value-type="string">
            <text:p>persons per hour per lan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freeway at 55 mph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QRT([.B3])" office:value-type="float" office:value="1.09239362267864" calcext:value-type="float">
            <text:p>1.0924</text:p>
          </table:table-cell>
          <table:table-cell/>
          <table:table-cell table:formula="of:=SUMPRODUCT([.A9:.A21];[.C9:.C21])" office:value-type="float" office:value="4014" calcext:value-type="float">
            <text:p>4014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string" calcext:value-type="string">
            <text:p>cars through signal that is always gre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 occupancy</text:p>
          </table:table-cell>
          <table:table-cell table:number-columns-repeated="3"/>
          <table:table-cell table:formula="of:=0.35*1900" office:value-type="float" office:value="665" calcext:value-type="float">
            <text:p>665</text:p>
          </table:table-cell>
          <table:table-cell office:value-type="string" calcext:value-type="string">
            <text:p>approximate cars going straight through signal at major intersection</text:p>
          </table:table-cell>
        </table:table-row>
        <table:table-row table:style-name="ro1">
          <table:table-cell table:number-columns-repeated="3"/>
          <table:table-cell table:formula="of:=[.D4]/[.D2]" office:value-type="float" office:value="2.007" calcext:value-type="float">
            <text:p>2.007</text:p>
          </table:table-cell>
          <table:table-cell table:number-columns-repeated="3"/>
          <table:table-cell table:formula="of:=0.6*1900" office:value-type="float" office:value="1140" calcext:value-type="float">
            <text:p>1140</text:p>
          </table:table-cell>
          <table:table-cell office:value-type="string" calcext:value-type="string">
            <text:p>approximate cars on major road going straight through signal at minor intersec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h/hr-l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lambda; [.$A9])/((EXP(lambda)-1) * FACT([.$A9]))" office:value-type="float" office:value="0.404752561634965" calcext:value-type="float">
            <text:p>0.404752561634965</text:p>
          </table:table-cell>
          <table:table-cell table:formula="of:=ROUND(vphpl*[.B9];0)" office:value-type="float" office:value="810" calcext:value-type="float">
            <text:p>8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lambda; [.$A10])/((EXP(lambda)-1) * FACT([.$A10]))" office:value-type="float" office:value="0.323802049307972" calcext:value-type="float">
            <text:p>0.323802049307972</text:p>
          </table:table-cell>
          <table:table-cell table:formula="of:=ROUND(vphpl*[.B10];0)" office:value-type="float" office:value="648" calcext:value-type="float">
            <text:p>64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lambda; [.$A11])/((EXP(lambda)-1) * FACT([.$A11]))" office:value-type="float" office:value="0.172694426297585" calcext:value-type="float">
            <text:p>0.172694426297585</text:p>
          </table:table-cell>
          <table:table-cell table:formula="of:=ROUND(vphpl*[.B11];0)"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lambda; [.$A12])/((EXP(lambda)-1) * FACT([.$A12]))" office:value-type="float" office:value="0.0690777705190341" calcext:value-type="float">
            <text:p>0.069077770519034</text:p>
          </table:table-cell>
          <table:table-cell table:formula="of:=ROUND(vphpl*[.B12];0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lambda; [.$A13])/((EXP(lambda)-1) * FACT([.$A13]))" office:value-type="float" office:value="0.0221048865660909" calcext:value-type="float">
            <text:p>0.022104886566091</text:p>
          </table:table-cell>
          <table:table-cell table:formula="of:=ROUND(vphpl*[.B13]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lambda; [.$A14])/((EXP(lambda)-1) * FACT([.$A14]))" office:value-type="float" office:value="0.00589463641762424" calcext:value-type="float">
            <text:p>0.005894636417624</text:p>
          </table:table-cell>
          <table:table-cell table:formula="of:=ROUND(vphpl*[.B14]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lambda; [.$A15])/((EXP(lambda)-1) * FACT([.$A15]))" office:value-type="float" office:value="0.00134734546688554" calcext:value-type="float">
            <text:p>0.001347345466886</text:p>
          </table:table-cell>
          <table:table-cell table:formula="of:=ROUND(vphpl*[.B15];0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lambda; [.$A16])/((EXP(lambda)-1) * FACT([.$A16]))" office:value-type="float" office:value="0.000269469093377108" calcext:value-type="float">
            <text:p>0.000269469093377</text:p>
          </table:table-cell>
          <table:table-cell table:formula="of:=ROUND(vphpl*[.B16]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lambda; [.$A17])/((EXP(lambda)-1) * FACT([.$A17]))" office:value-type="float" office:value="0.0000479056166003748" calcext:value-type="float">
            <text:p>4.79056166003748E-05</text:p>
          </table:table-cell>
          <table:table-cell table:formula="of:=ROUND(vphpl*[.B1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lambda; [.$A18])/((EXP(lambda)-1) * FACT([.$A18]))" office:value-type="float" office:value="0.00000766489865605997" calcext:value-type="float">
            <text:p>7.66489865605997E-06</text:p>
          </table:table-cell>
          <table:table-cell table:formula="of:=ROUND(vphpl*[.B1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lambda; [.$A19])/((EXP(lambda)-1) * FACT([.$A19]))" office:value-type="float" office:value="0.00000111489434997236" calcext:value-type="float">
            <text:p>1.11489434997236E-06</text:p>
          </table:table-cell>
          <table:table-cell table:formula="of:=ROUND(vphpl*[.B1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lambda; [.$A20])/((EXP(lambda)-1) * FACT([.$A20]))" office:value-type="float" office:value="0.000000148652579996315" calcext:value-type="float">
            <text:p>1.48652579996315E-07</text:p>
          </table:table-cell>
          <table:table-cell table:formula="of:=ROUND(vphpl*[.B2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lambda; [.$A21])/((EXP(lambda)-1) * FACT([.$A21]))" office:value-type="float" office:value="0.0000000182957021533926" calcext:value-type="float">
            <text:p>1.82957021533926E-08</text:p>
          </table:table-cell>
          <table:table-cell table:formula="of:=ROUND(vphpl*[.B21];0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range table:name="lambda" table:base-cell-address="$Sheet1.$B$1" table:cell-range-address="$Sheet1.$B$1"/>
        <table:named-range table:name="vphpl" table:base-cell-address="$Sheet1.$D$2" table:cell-range-address="$Sheet1.$D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Sans" svg:font-family="'Fira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>
      <style:text-properties style:font-name="Fira Sans" fo:font-family="'Fira Sans'" style:font-style-name="Regular" style:font-family-generic="swiss" style:font-pitch="variable" fo:font-size="12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8:27:05.304211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6:19:21.152888555</meta:creation-date>
    <dc:title>kjb</dc:title>
    <meta:editing-duration>PT4H24M46S</meta:editing-duration>
    <meta:editing-cycles>9</meta:editing-cycles>
    <meta:generator>LibreOffice/6.4.5.2$Linux_X86_64 LibreOffice_project/40$Build-2</meta:generator>
    <dc:date>2020-09-07T22:07:55.927657428</dc:date>
    <meta:document-statistic meta:table-count="1" meta:cell-count="67" meta:object-count="1"/>
    <meta:template xlink:type="simple" xlink:actuate="onRequest" xlink:title="kjb" xlink:href="../../../../../Templates/kjb1.ots" meta:date="2020-09-07T16:19:20.724442511"/>
  </office:meta>
</office:document-meta>
</file>